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639in" style:rel-column-width="44686*"/>
    </style:style>
    <style:style style:name="Table1.B" style:family="table-column">
      <style:table-column-properties style:column-width="2.1292in" style:rel-column-width="20849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4.4868in" table:align="margins"/>
    </style:style>
    <style:style style:name="Table5.A" style:family="table-column">
      <style:table-column-properties style:column-width="4.486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4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5" style:family="table">
      <style:table-properties style:width="4.4868in" table:align="margins"/>
    </style:style>
    <style:style style:name="Table5.A" style:family="table-column">
      <style:table-column-properties style:column-width="4.486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2479in" style:rel-column-width="51384*"/>
    </style:style>
    <style:style style:name="Table15.B" style:family="table-column">
      <style:table-column-properties style:column-width="0.5618in" style:rel-column-width="5500*"/>
    </style:style>
    <style:style style:name="Table15.C" style:family="table-column">
      <style:table-column-properties style:column-width="0.8833in" style:rel-column-width="8651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2" style:family="table-row">
      <style:table-row-properties style:min-row-height="1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4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632in" style:rel-column-width="7476*"/>
    </style:style>
    <style:style style:name="Table2.B" style:family="table-column">
      <style:table-column-properties style:column-width="2.1042in" style:rel-column-width="20606*"/>
    </style:style>
    <style:style style:name="Table2.C" style:family="table-column">
      <style:table-column-properties style:column-width="1.9118in" style:rel-column-width="18722*"/>
    </style:style>
    <style:style style:name="Table2.D" style:family="table-column">
      <style:table-column-properties style:column-width="1.9132in" style:rel-column-width="18731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7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327293" officeooo:paragraph-rsid="00327293" style:font-size-asian="10.5pt" style:font-weight-asian="bold" style:font-size-complex="10.5pt" style:font-weight-complex="bold"/>
    </style:style>
    <style:style style:name="P11" style:family="paragraph" style:parent-style-name="Standard">
      <style:text-properties officeooo:paragraph-rsid="00246bdf"/>
    </style:style>
    <style:style style:name="P12" style:family="paragraph" style:parent-style-name="Table_20_Contents">
      <style:text-properties officeooo:paragraph-rsid="00246bdf"/>
    </style:style>
    <style:style style:name="P13" style:family="paragraph" style:parent-style-name="Table_20_Contents">
      <style:paragraph-properties fo:margin-top="0in" fo:margin-bottom="0in" style:contextual-spacing="false"/>
      <style:text-properties officeooo:paragraph-rsid="00255a65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1c7c56" style:font-name-asian="Liberation Serif1" style:font-size-asian="8pt" style:font-name-complex="Liberation Serif1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1c7c56" style:font-name-asian="Liberation Serif1" style:font-size-asian="8pt" style:font-name-complex="Liberation Serif1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21da3f" style:font-name-asian="Liberation Serif1" style:font-size-asian="8pt" style:font-name-complex="Liberation Serif1" style:font-size-complex="8pt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2pt" officeooo:rsid="00164c8b" officeooo:paragraph-rsid="0027d78c" style:font-name-asian="Liberation Serif1" style:font-size-asian="12pt" style:font-name-complex="Liberation Serif1" style:font-size-complex="12pt"/>
    </style:style>
    <style:style style:name="P1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ce0f" style:font-name-asian="Liberation Serif1" style:font-size-asian="10pt" style:font-name-complex="Liberation Serif1" style:font-size-complex="10pt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55a65" style:font-name-asian="Liberation Serif1" style:font-size-asian="10pt" style:font-name-complex="Liberation Serif1" style:font-size-complex="10pt"/>
    </style:style>
    <style:style style:name="P2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6f1e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c6bb6" style:font-name-asian="Liberation Serif1" style:font-size-asian="10pt" style:font-name-complex="Liberation Serif1" style:font-size-complex="10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42e9b" style:font-name-asian="Liberation Serif1" style:font-size-asian="10pt" style:font-name-complex="Liberation Serif1" style:font-size-complex="10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58a8c" style:font-name-asian="Liberation Serif1" style:font-size-asian="10pt" style:font-name-complex="Liberation Serif1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d93f7" style:font-name-asian="Liberation Serif1" style:font-size-asian="10pt" style:font-name-complex="Liberation Serif1" style:font-size-complex="10pt"/>
    </style:style>
    <style:style style:name="P2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416ae5" style:font-name-asian="Liberation Serif1" style:font-size-asian="10pt" style:font-name-complex="Liberation Serif1" style:font-size-complex="10pt"/>
    </style:style>
    <style:style style:name="P2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fo:font-style="italic" officeooo:rsid="00164c8b" officeooo:paragraph-rsid="00255a65" style:font-name-asian="Liberation Serif1" style:font-size-asian="10pt" style:font-style-asian="italic" style:font-name-complex="Liberation Serif1" style:font-size-complex="10pt" style:font-style-complex="italic"/>
    </style:style>
    <style:style style:name="P2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327293" style:font-name-asian="Liberation Serif1" style:font-size-asian="10pt" style:font-name-complex="Liberation Serif1" style:font-size-complex="10pt"/>
    </style:style>
    <style:style style:name="P2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46bdf" style:font-name-asian="Liberation Serif1" style:font-size-asian="10pt" style:font-name-complex="Liberation Serif1" style:font-size-complex="10pt"/>
    </style:style>
    <style:style style:name="P2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55a65" style:font-name-asian="Liberation Serif1" style:font-size-asian="10pt" style:font-name-complex="Liberation Serif1" style:font-size-complex="10pt"/>
    </style:style>
    <style:style style:name="P30" style:family="paragraph" style:parent-style-name="Table_20_Contents">
      <style:text-properties style:font-name="Liberation Serif1" fo:font-size="10.5pt" style:font-name-asian="Liberation Serif1" style:font-size-asian="10.5pt" style:font-name-complex="Liberation Serif1" style:font-size-complex="10.5pt"/>
    </style:style>
    <style:style style:name="P31" style:family="paragraph" style:parent-style-name="Table_20_Contents">
      <style:text-properties style:font-name="Liberation Serif1" fo:font-size="10.5pt" officeooo:rsid="0027d78c" officeooo:paragraph-rsid="0027d78c" style:font-name-asian="Liberation Serif1" style:font-size-asian="10.5pt" style:font-name-complex="Liberation Serif1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0.5pt" fo:font-weight="bold" officeooo:rsid="0027d78c" officeooo:paragraph-rsid="0027d78c" style:font-name-asian="Liberation Serif1" style:font-size-asian="10.5pt" style:font-weight-asian="bold" style:font-name-complex="Liberation Serif1" style:font-size-complex="10.5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14ab39" officeooo:paragraph-rsid="001c7c56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8pt" fo:font-weight="bold" officeooo:rsid="0014ab39" officeooo:paragraph-rsid="00386158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386158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24ce0f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386158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fo:font-size="10pt" fo:font-style="italic" officeooo:rsid="0024ce0f" officeooo:paragraph-rsid="0024ce0f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fo:font-size="10pt" officeooo:paragraph-rsid="00327293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fo:font-size="14pt" style:text-underline-style="solid" style:text-underline-width="auto" style:text-underline-color="font-color" fo:font-weight="bold" officeooo:rsid="0024ce0f" officeooo:paragraph-rsid="0024ce0f" style:font-size-asian="14pt" style:font-weight-asian="bold" style:font-size-complex="14pt" style:font-weight-complex="bold"/>
    </style:style>
    <style:style style:name="P53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font-size="14pt" style:text-underline-style="solid" style:text-underline-width="auto" style:text-underline-color="font-color" fo:font-weight="bold" officeooo:rsid="00327293" officeooo:paragraph-rsid="00327293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fo:font-size="14pt" style:text-underline-style="solid" style:text-underline-width="auto" style:text-underline-color="font-color" fo:font-weight="bold" officeooo:rsid="00342e9b" officeooo:paragraph-rsid="00342e9b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officeooo:rsid="002454b3" officeooo:paragraph-rsid="00246bdf"/>
    </style:style>
    <style:style style:name="P58" style:family="paragraph" style:parent-style-name="Table_20_Contents">
      <style:text-properties officeooo:rsid="002454b3" officeooo:paragraph-rsid="00255a65"/>
    </style:style>
    <style:style style:name="P59" style:family="paragraph" style:parent-style-name="Table_20_Contents">
      <style:text-properties officeooo:rsid="002454b3" officeooo:paragraph-rsid="002c6bb6"/>
    </style:style>
    <style:style style:name="P60" style:family="paragraph" style:parent-style-name="Table_20_Contents">
      <style:text-properties officeooo:rsid="002454b3" officeooo:paragraph-rsid="00327293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63" style:family="paragraph" style:parent-style-name="Standard">
      <style:text-properties officeooo:paragraph-rsid="0021da3f"/>
    </style:style>
    <style:style style:name="P64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65" style:family="paragraph" style:parent-style-name="Footnote">
      <style:text-properties officeooo:rsid="00386158" officeooo:paragraph-rsid="00386158"/>
    </style:style>
    <style:style style:name="P66" style:family="paragraph" style:parent-style-name="Standard">
      <style:paragraph-properties fo:break-before="page"/>
      <style:text-properties officeooo:paragraph-rsid="002c6bb6"/>
    </style:style>
    <style:style style:name="P67" style:family="paragraph" style:parent-style-name="Standard">
      <style:text-properties officeooo:paragraph-rsid="00255a65"/>
    </style:style>
    <style:style style:name="P68" style:family="paragraph" style:parent-style-name="Standard">
      <style:text-properties officeooo:paragraph-rsid="004c1e11"/>
    </style:style>
    <style:style style:name="P69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color="#b2b2b2" loext:opacity="100%" fo:font-style="italic" officeooo:rsid="00327293" officeooo:paragraph-rsid="0044c092" style:font-style-asian="italic" style:font-style-complex="italic"/>
    </style:style>
    <style:style style:name="P71" style:family="paragraph" style:parent-style-name="Table_20_Contents">
      <style:text-properties fo:color="#b2b2b2" loext:opacity="100%" fo:font-style="italic" officeooo:rsid="0044c092" officeooo:paragraph-rsid="0044c092" style:font-style-asian="italic" style:font-style-complex="italic"/>
    </style:style>
    <style:style style:name="P7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27d78c" style:font-name-asian="Liberation Serif1" style:font-size-asian="10.5pt" style:font-name-complex="Liberation Serif1" style:font-size-complex="10.5pt"/>
    </style:style>
    <style:style style:name="P7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3a5782" style:font-name-asian="Liberation Serif1" style:font-size-asian="10.5pt" style:font-name-complex="Liberation Serif1" style:font-size-complex="10.5pt"/>
    </style:style>
    <style:style style:name="P7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4c1e11" style:font-name-asian="Liberation Serif1" style:font-size-asian="10.5pt" style:font-name-complex="Liberation Serif1" style:font-size-complex="10.5pt"/>
    </style:style>
    <style:style style:name="P75" style:family="paragraph" style:parent-style-name="Table_20_Contents">
      <style:text-properties style:font-name="Liberation Serif1" fo:font-size="10.5pt" officeooo:rsid="0027d78c" officeooo:paragraph-rsid="004c1e11" style:font-name-asian="Liberation Serif1" style:font-size-asian="10.5pt" style:font-name-complex="Liberation Serif1" style:font-size-complex="10.5pt"/>
    </style:style>
    <style:style style:name="P76" style:family="paragraph" style:parent-style-name="Table_20_Contents">
      <style:text-properties style:font-name="Liberation Serif1" fo:font-size="10.5pt" officeooo:paragraph-rsid="004c1e11" style:font-name-asian="Liberation Serif1" style:font-size-asian="10.5pt" style:font-name-complex="Liberation Serif1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1" fo:font-size="10.5pt" fo:font-weight="bold" officeooo:rsid="0027d78c" officeooo:paragraph-rsid="004c1e11" style:font-name-asian="Liberation Serif1" style:font-size-asian="10.5pt" style:font-weight-asian="bold" style:font-name-complex="Liberation Serif1" style:font-size-complex="10.5pt" style:font-weight-complex="bold"/>
    </style:style>
    <style:style style:name="P78" style:family="paragraph" style:parent-style-name="Text_20_body" style:list-style-name="L1">
      <style:paragraph-properties fo:margin-top="0in" fo:margin-bottom="0in" style:contextual-spacing="false"/>
      <style:text-properties officeooo:rsid="0044c092" officeooo:paragraph-rsid="0044c092"/>
    </style:style>
    <style:style style:name="P79" style:family="paragraph" style:parent-style-name="Text_20_body">
      <style:paragraph-properties fo:margin-top="0in" fo:margin-bottom="0in" style:contextual-spacing="false"/>
      <style:text-properties officeooo:paragraph-rsid="0044c092"/>
    </style:style>
    <style:style style:name="P80" style:family="paragraph" style:parent-style-name="Text_20_body" style:list-style-name="L1">
      <style:paragraph-properties fo:margin-top="0in" fo:margin-bottom="0in" style:contextual-spacing="false"/>
      <style:text-properties officeooo:rsid="00469e23" officeooo:paragraph-rsid="00469e23"/>
    </style:style>
    <style:style style:name="P81" style:family="paragraph" style:parent-style-name="Text_20_body" style:list-style-name="L1">
      <style:paragraph-properties fo:margin-top="0in" fo:margin-bottom="0in" style:contextual-spacing="false"/>
      <style:text-properties officeooo:paragraph-rsid="0044c092"/>
    </style:style>
    <style:style style:name="P82" style:family="paragraph" style:parent-style-name="Text_20_body">
      <style:paragraph-properties fo:margin-top="0in" fo:margin-bottom="0in" style:contextual-spacing="false"/>
      <style:text-properties officeooo:rsid="00473b8c" officeooo:paragraph-rsid="00473b8c"/>
    </style:style>
    <style:style style:name="P83" style:family="paragraph" style:parent-style-name="Text_20_body" style:list-style-name="L1">
      <style:paragraph-properties fo:margin-top="0in" fo:margin-bottom="0in" style:contextual-spacing="false"/>
      <style:text-properties officeooo:rsid="00473b8c" officeooo:paragraph-rsid="00473b8c"/>
    </style:style>
    <style:style style:name="P84" style:family="paragraph" style:parent-style-name="Text_20_body" style:list-style-name="L2">
      <style:paragraph-properties fo:margin-top="0in" fo:margin-bottom="0in" style:contextual-spacing="false"/>
      <style:text-properties officeooo:rsid="00487dfb" officeooo:paragraph-rsid="00487dfb"/>
    </style:style>
    <style:style style:name="P85" style:family="paragraph" style:parent-style-name="Text_20_body" style:list-style-name="L2">
      <style:paragraph-properties fo:margin-top="0in" fo:margin-bottom="0in" style:contextual-spacing="false"/>
      <style:text-properties officeooo:rsid="0049005b" officeooo:paragraph-rsid="0049005b"/>
    </style:style>
    <style:style style:name="P86" style:family="paragraph" style:parent-style-name="Text_20_body" style:list-style-name="L1">
      <style:paragraph-properties fo:margin-top="0in" fo:margin-bottom="0in" style:contextual-spacing="false"/>
      <style:text-properties officeooo:rsid="004a2e70" officeooo:paragraph-rsid="004a2e70"/>
    </style:style>
    <style:style style:name="P87" style:family="paragraph" style:parent-style-name="Text_20_body">
      <style:paragraph-properties fo:margin-top="0in" fo:margin-bottom="0in" style:contextual-spacing="false"/>
      <style:text-properties officeooo:paragraph-rsid="004a2e70"/>
    </style:style>
    <style:style style:name="T1" style:family="text">
      <style:text-properties officeooo:rsid="002c6bb6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c7c56" style:font-name-asian="Liberation Serif1" style:font-name-complex="Liberation Serif1"/>
    </style:style>
    <style:style style:name="T4" style:family="text">
      <style:text-properties style:font-name="Liberation Serif1" officeooo:rsid="001d3d98" style:font-name-asian="Liberation Serif1" style:font-name-complex="Liberation Serif1"/>
    </style:style>
    <style:style style:name="T5" style:family="text">
      <style:text-properties style:font-name="Liberation Serif1" officeooo:rsid="0014ab39" style:font-name-asian="Liberation Serif1" style:font-name-complex="Liberation Serif1"/>
    </style:style>
    <style:style style:name="T6" style:family="text">
      <style:text-properties style:font-name="Liberation Serif1" officeooo:rsid="001e150b" style:font-name-asian="Liberation Serif1" style:font-name-complex="Liberation Serif1"/>
    </style:style>
    <style:style style:name="T7" style:family="text">
      <style:text-properties style:font-name="Liberation Serif1" officeooo:rsid="001fb4c4" style:font-name-asian="Liberation Serif1" style:font-name-complex="Liberation Serif1"/>
    </style:style>
    <style:style style:name="T8" style:family="text">
      <style:text-properties style:font-name="Liberation Serif1" officeooo:rsid="0020143c" style:font-name-asian="Liberation Serif1" style:font-name-complex="Liberation Serif1"/>
    </style:style>
    <style:style style:name="T9" style:family="text">
      <style:text-properties style:font-name="Liberation Serif1" officeooo:rsid="0021da3f" style:font-name-asian="Liberation Serif1" style:font-name-complex="Liberation Serif1"/>
    </style:style>
    <style:style style:name="T10" style:family="text">
      <style:text-properties style:font-name="Liberation Serif1" officeooo:rsid="00378172" style:font-name-asian="Liberation Serif1" style:font-name-complex="Liberation Serif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454b3"/>
    </style:style>
    <style:style style:name="T14" style:family="text">
      <style:text-properties officeooo:rsid="0024ce0f"/>
    </style:style>
    <style:style style:name="T15" style:family="text">
      <style:text-properties officeooo:rsid="00255a65"/>
    </style:style>
    <style:style style:name="T16" style:family="text">
      <style:text-properties officeooo:rsid="0027d78c"/>
    </style:style>
    <style:style style:name="T17" style:family="text">
      <style:text-properties officeooo:rsid="00286f1e"/>
    </style:style>
    <style:style style:name="T18" style:family="text">
      <style:text-properties officeooo:rsid="00342e9b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454b3"/>
    </style:style>
    <style:style style:name="T21" style:family="text">
      <style:text-properties style:text-underline-style="none" officeooo:rsid="00342e9b"/>
    </style:style>
    <style:style style:name="T22" style:family="text">
      <style:text-properties style:text-underline-style="none" officeooo:rsid="003d93f7"/>
    </style:style>
    <style:style style:name="T23" style:family="text">
      <style:text-properties officeooo:rsid="00358a8c"/>
    </style:style>
    <style:style style:name="T24" style:family="text">
      <style:text-properties officeooo:rsid="002454b3"/>
    </style:style>
    <style:style style:name="T25" style:family="text">
      <style:text-properties officeooo:rsid="003a5782"/>
    </style:style>
    <style:style style:name="T26" style:family="text">
      <style:text-properties officeooo:rsid="003f5b47"/>
    </style:style>
    <style:style style:name="T27" style:family="text">
      <style:text-properties officeooo:rsid="00403828"/>
    </style:style>
    <style:style style:name="T28" style:family="text">
      <style:text-properties officeooo:rsid="00416ae5"/>
    </style:style>
    <style:style style:name="T29" style:family="text">
      <style:text-properties officeooo:rsid="0044c092"/>
    </style:style>
    <style:style style:name="T30" style:family="text">
      <style:text-properties fo:font-size="10.5pt" style:font-size-asian="9.14999961853027pt" style:font-size-complex="10.5pt"/>
    </style:style>
    <style:style style:name="T31" style:family="text">
      <style:text-properties fo:font-size="10.5pt" officeooo:rsid="0044c092" style:font-size-asian="9.14999961853027pt" style:font-size-complex="10.5pt"/>
    </style:style>
    <style:style style:name="T32" style:family="text">
      <style:text-properties fo:font-size="10.5pt" officeooo:rsid="00473b8c" style:font-size-asian="9.14999961853027pt" style:font-size-complex="10.5pt"/>
    </style:style>
    <style:style style:name="T33" style:family="text">
      <style:text-properties fo:font-size="10.5pt" officeooo:rsid="0049005b" style:font-size-asian="9.14999961853027pt" style:font-size-complex="10.5pt"/>
    </style:style>
    <style:style style:name="T34" style:family="text">
      <style:text-properties fo:font-size="10.5pt" officeooo:rsid="004a2e70" style:font-size-asian="9.14999961853027pt" style:font-size-complex="10.5pt"/>
    </style:style>
    <style:style style:name="T35" style:family="text">
      <style:text-properties officeooo:rsid="0049005b"/>
    </style:style>
    <text:list-style style:name="L1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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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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ature <text:span text:style-name="T35">Guideline</text:span></text:p>
      <table:table table:name="Table1" table:style-name="Table1">
        <table:table-column table:style-name="Table1.A"/>
        <table:table-column table:style-name="Table1.B"/>
        <table:table-row table:style-name="TableLine140198857247824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140198857316976">
                <table:table-cell table:style-name="Table5.A1" office:value-type="string">
                  <text:p text:style-name="P71">Context</text:p>
                </table:table-cell>
              </table:table-row>
            </table:table>
            <text:p text:style-name="Table_20_Contents"/>
          </table:table-cell>
          <table:table-cell table:style-name="Table1.B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140198857317904">
                <table:table-cell table:style-name="Table7.A1" office:value-type="string">
                  <text:p text:style-name="P61"/>
                </table:table-cell>
                <table:table-cell table:style-name="Table7.B1" office:value-type="string">
                  <text:p text:style-name="P61"/>
                </table:table-cell>
                <table:table-cell table:style-name="Table7.C1" office:value-type="string">
                  <text:p text:style-name="P61">/</text:p>
                </table:table-cell>
                <table:table-cell table:style-name="Table7.A1" office:value-type="string">
                  <text:p text:style-name="P61"/>
                </table:table-cell>
                <table:table-cell table:style-name="Table7.B1" office:value-type="string">
                  <text:p text:style-name="P61"/>
                </table:table-cell>
                <table:table-cell table:style-name="Table7.C1" office:value-type="string">
                  <text:p text:style-name="P61">/</text:p>
                </table:table-cell>
                <table:table-cell table:style-name="Table7.A1" office:value-type="string">
                  <text:p text:style-name="P62">2</text:p>
                </table:table-cell>
                <table:table-cell table:style-name="Table7.A1" office:value-type="string">
                  <text:p text:style-name="P62">0</text:p>
                </table:table-cell>
                <table:table-cell table:style-name="Table7.A1" office:value-type="string">
                  <text:p text:style-name="P62">2</text:p>
                </table:table-cell>
                <table:table-cell table:style-name="Table7.B1" office:value-type="string">
                  <text:p text:style-name="P64">2</text:p>
                </table:table-cell>
              </table:table-row>
            </table:table>
            <text:p text:style-name="Table_20_Contents"/>
          </table:table-cell>
        </table:table-row>
        <table:table-row table:style-name="TableLine140198857247824">
          <table:table-cell table:style-name="Table1.A2" table:number-columns-spanned="2" office:value-type="string">
            <table:table table:name="Subject" table:style-name="Subject">
              <table:table-column table:style-name="Subject.A"/>
              <table:table-row table:style-name="TableLine140198742617904">
                <table:table-cell table:style-name="Subject.A1" office:value-type="string">
                  <text:p text:style-name="P70">Subject</text:p>
                </table:table-cell>
              </table:table-row>
            </table:table>
            <text:p text:style-name="P64"/>
          </table:table-cell>
          <table:covered-table-cell/>
        </table:table-row>
      </table:table>
      <text:h text:style-name="Heading_20_2" text:outline-level="2">Representation</text:h>
      <text:p text:style-name="P79"><text:span text:style-name="T31">Product owner need to define how the feature will be presented, manipulated and actions related to it, following steps are suggested:</text:span></text:p>
      <text:list xml:id="list4108162995" text:style-name="L1">
        <text:list-item>
          <text:p text:style-name="P81"><text:span text:style-name="T31">Create frontend page, form, table, etc.</text:span></text:p>
        </text:list-item>
        <text:list-item>
          <text:p text:style-name="P81"><text:span text:style-name="T31">Create models.</text:span></text:p>
        </text:list-item>
        <text:list-item>
          <text:p text:style-name="P78"><text:span text:style-name="T30">Create service </text:span><text:span text:style-name="T32">interface for</text:span><text:span text:style-name="T30"> properties, functions, etc.</text:span></text:p>
        </text:list-item>
        <text:list-item>
          <text:p text:style-name="P83"><text:span text:style-name="T30">Create/refactor data transfer objects </text:span><text:span text:style-name="T33">with respect to models</text:span><text:span text:style-name="T30">.</text:span></text:p>
        </text:list-item>
        <text:list-item>
          <text:p text:style-name="P80"><text:span text:style-name="T30">Create service unit tests for the following:</text:span></text:p>
          <text:list>
            <text:list-item>
              <text:p text:style-name="P80"><text:span text:style-name="T30">Parameters ranges.</text:span></text:p>
            </text:list-item>
            <text:list-item>
              <text:p text:style-name="P80"><text:span text:style-name="T30">Deterministic returns.</text:span></text:p>
            </text:list-item>
            <text:list-item>
              <text:p text:style-name="P86"><text:span text:style-name="T30">At least when success and when server connection/response failure.</text:span></text:p>
            </text:list-item>
          </text:list>
        </text:list-item>
        <text:list-item>
          <text:p text:style-name="P83"><text:span text:style-name="T30">Implement the required service functions.</text:span></text:p>
        </text:list-item>
      </text:list>
      <text:h text:style-name="Heading_20_2" text:outline-level="2">Server Side</text:h>
      <text:p text:style-name="P82"><text:span text:style-name="T30">After successfully iterating over the above steps and pass all the unit tests, the following should be created:</text:span></text:p>
      <text:list xml:id="list3366688991" text:style-name="L2">
        <text:list-item>
          <text:p text:style-name="P84"><text:span text:style-name="T30">API route.</text:span></text:p>
        </text:list-item>
        <text:list-item>
          <text:p text:style-name="P84"><text:span text:style-name="T30">WebApi defining server ins/outs including expected http statues codes.</text:span></text:p>
        </text:list-item>
        <text:list-item>
          <text:p text:style-name="P85"><text:span text:style-name="T30">Application Command/Query and handler.</text:span></text:p>
        </text:list-item>
        <text:list-item>
          <text:p text:style-name="P85"><text:span text:style-name="T30">Link WebApi with Command/Query.</text:span></text:p>
        </text:list-item>
        <text:list-item>
          <text:p text:style-name="P85"><text:span text:style-name="T30">Create comprehensive unit tests for C/Q-handler include:</text:span></text:p>
          <text:list>
            <text:list-item>
              <text:p text:style-name="P85"><text:span text:style-name="T30">Successfully defensive against bad and out of range.</text:span></text:p>
            </text:list-item>
            <text:list-item>
              <text:p text:style-name="P85"><text:span text:style-name="T30">All possibilities as per business logical rules.</text:span></text:p>
            </text:list-item>
          </text:list>
        </text:list-item>
        <text:list-item>
          <text:p text:style-name="P85"><text:span text:style-name="T30">Implement the handler.</text:span></text:p>
        </text:list-item>
        <text:list-item>
          <text:p text:style-name="P85"><text:span text:style-name="T30">Alter the database model/context when required.</text:span></text:p>
        </text:list-item>
        <text:list-item>
          <text:p text:style-name="P85"><text:span text:style-name="T30">Pass all unit tests.</text:span></text:p>
        </text:list-item>
      </text:list>
      <text:h text:style-name="Heading_20_2" text:outline-level="2">Integration</text:h>
      <text:p text:style-name="P87"><text:span text:style-name="T34">Security policy should be defined if required in server, then integration test should be done which at least test when success and when failure.</text:span></text:p>
      <text:h text:style-name="Heading_20_2" text:outline-level="2">Finalizing</text:h>
      <text:p text:style-name="P74">□ <text:span text:style-name="T16">Whole Project Unit Tests Passed Successfully.</text:span></text:p>
      <text:p text:style-name="P74">□ <text:span text:style-name="T25">Feature was live tested and was acceptable.</text:span></text:p>
      <text:p text:style-name="P74">□ <text:span text:style-name="T16">Bugs and Todos was reported.</text:span></text:p>
      <text:p text:style-name="P74">□ <text:span text:style-name="T16">Feature is acceptable in general.</text:span></text:p>
      <text:p text:style-name="P74">□ <text:span text:style-name="T16">Source code merged into main branch.</text:span></text:p>
      <text:p text:style-name="P6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40198857349376">
          <table:table-cell table:style-name="Table15.A1" office:value-type="string">
            <text:p text:style-name="P51">Controller</text:p>
          </table:table-cell>
          <table:table-cell table:style-name="Table15.B1" office:value-type="string">
            <text:p text:style-name="P44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40198857349920">
                <table:table-cell table:style-name="Table19.A1" office:value-type="string">
                  <text:p text:style-name="P50"/>
                </table:table-cell>
              </table:table-row>
            </table:table>
            <text:p text:style-name="P46"/>
          </table:table-cell>
        </table:table-row>
        <table:table-row table:style-name="TableLine140198855783712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140198855703760">
                <table:table-cell table:style-name="Table6.A1" office:value-type="string">
                  <text:p text:style-name="P8">Route<text:note text:id="ftn1" text:note-class="footnote"><text:note-citation>1</text:note-citation><text:note-body><text:p text:style-name="P65">As wrote in “~/SharedKernel/Api.cs”.</text:p></text:note-body></text:note></text:p>
                </table:table-cell>
                <table:table-cell table:style-name="Table6.B1" table:number-columns-spanned="2" office:value-type="string">
                  <table:table table:name="Table9" table:style-name="Table9">
                    <table:table-column table:style-name="Table9.A"/>
                    <table:table-row table:style-name="TableLine140198738450304">
                      <table:table-cell table:style-name="Table9.A1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  <table:covered-table-cell/>
              </table:table-row>
              <table:table-row table:style-name="TableLine140198855782112">
                <table:table-cell table:style-name="Table6.A2" table:number-columns-spanned="2" office:value-type="string">
                  <text:p text:style-name="P6"><text:span text:style-name="T11">Request/</text:span><text:span text:style-name="T12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40198855697456">
                      <table:table-cell table:style-name="Table11.A1" table:number-columns-spanned="2" office:value-type="string">
                        <text:p text:style-name="P42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40198855724736">
                            <table:table-cell table:style-name="Table21.A1" table:number-rows-spanned="2" office:value-type="string">
                              <text:p text:style-name="P34"><text:span text:style-name="T2">□ <text:s/></text:span><text:span text:style-name="T9">Application</text:span></text:p>
                            </table:table-cell>
                            <table:table-cell table:style-name="Table21.B1" office:value-type="string">
                              <text:p text:style-name="P34"><text:span text:style-name="T2">□ </text:span><text:span text:style-name="T9">Json</text:span></text:p>
                            </table:table-cell>
                            <table:table-cell table:style-name="Table21.B1" office:value-type="string">
                              <text:p text:style-name="P34"><text:span text:style-name="T2">□ </text:span><text:span text:style-name="T9">Octet</text:span></text:p>
                            </table:table-cell>
                            <table:table-cell table:style-name="Table21.B1" office:value-type="string">
                              <text:p text:style-name="P34"><text:span text:style-name="T2">□ </text:span><text:span text:style-name="T9">Pdf</text:span></text:p>
                            </table:table-cell>
                            <table:table-cell table:style-name="Table21.B1" office:value-type="string">
                              <text:p text:style-name="P34"><text:span text:style-name="T2">□ </text:span><text:span text:style-name="T9">Rtf</text:span></text:p>
                            </table:table-cell>
                          </table:table-row>
                          <table:table-row table:style-name="TableLine140198855726640">
                            <table:covered-table-cell table:style-name="Table21.A1"/>
                            <table:table-cell table:style-name="Table21.B2" office:value-type="string">
                              <text:p text:style-name="P34"><text:span text:style-name="T2">□ </text:span><text:span text:style-name="T9">Soap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Xml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Zip</text:span></text:p>
                            </table:table-cell>
                            <table:table-cell table:style-name="Table21.B2" office:value-type="string">
                              <text:p text:style-name="P34"/>
                            </table:table-cell>
                          </table:table-row>
                          <table:table-row table:style-name="TableLine140198855736592">
                            <table:table-cell table:style-name="Table21.B2" office:value-type="string">
                              <text:p text:style-name="P34"><text:span text:style-name="T2">□ <text:s/></text:span><text:span text:style-name="T9">Image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Gif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Jpeg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Tiff</text:span></text:p>
                            </table:table-cell>
                            <table:table-cell table:style-name="Table21.B2" office:value-type="string">
                              <text:p text:style-name="P34"/>
                            </table:table-cell>
                          </table:table-row>
                          <table:table-row table:style-name="TableLine140198855737136">
                            <table:table-cell table:style-name="Table21.B2" office:value-type="string">
                              <text:p text:style-name="P34"><text:span text:style-name="T2">□ <text:s/></text:span><text:span text:style-name="T9">Text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Html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Plain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Rich Text</text:span></text:p>
                            </table:table-cell>
                            <table:table-cell table:style-name="Table21.B2" office:value-type="string">
                              <text:p text:style-name="P34"><text:span text:style-name="T2">□ </text:span><text:span text:style-name="T9">Xml</text:span></text:p>
                            </table:table-cell>
                          </table:table-row>
                          <table:table-row table:style-name="TableLine140198855737408">
                            <table:table-cell table:style-name="Table21.B2" office:value-type="string">
                              <text:p text:style-name="P16">□ <text:s/></text:p>
                            </table:table-cell>
                            <table:table-cell table:style-name="Table21.B2" table:number-columns-spanned="4" office:value-type="string">
                              <text:p text:style-name="P37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63"/>
                      </table:table-cell>
                      <table:covered-table-cell/>
                    </table:table-row>
                    <table:table-row table:style-name="TableLine140198855751408">
                      <table:table-cell table:style-name="Table11.A2" office:value-type="string">
                        <text:p text:style-name="P38"><text:span text:style-name="T5">□ <text:s/></text:span><text:span text:style-name="T10">DTO</text:span><text:span text:style-name="T8"> Type</text:span></text:p>
                      </table:table-cell>
                      <table:table-cell table:style-name="Table11.B2" table:number-rows-spanned="2" office:value-type="string">
                        <text:p text:style-name="P35"/>
                      </table:table-cell>
                    </table:table-row>
                    <table:table-row table:style-name="TableLine140198855749936">
                      <table:table-cell table:style-name="Table11.B2" office:value-type="string">
                        <text:p text:style-name="P39"><text:span text:style-name="T2">□ <text:s/></text:span><text:span text:style-name="T8">Query Args.</text:span></text:p>
                      </table:table-cell>
                      <table:covered-table-cell table:style-name="Table11.B2"/>
                    </table:table-row>
                    <table:table-row table:style-name="TableLine140198855753120">
                      <table:table-cell table:style-name="Table11.A2" table:number-columns-spanned="2" office:value-type="string">
                        <text:p text:style-name="P43">Request Type</text:p>
                        <table:table table:name="Table22" table:style-name="Table22">
                          <table:table-column table:style-name="Table22.A" table:number-columns-repeated="3"/>
                          <table:table-row table:style-name="TableLine140198855698384">
                            <table:table-cell table:style-name="Table22.A1" office:value-type="string">
                              <text:p text:style-name="P47"><text:span text:style-name="T2">□ <text:s/></text:span><text:span text:style-name="T6">GET</text:span></text:p>
                            </table:table-cell>
                            <table:table-cell table:style-name="Table22.A1" office:value-type="string">
                              <text:p text:style-name="P47"><text:span text:style-name="T2">□ <text:s/></text:span><text:span text:style-name="T6">POST</text:span></text:p>
                            </table:table-cell>
                            <table:table-cell table:style-name="Table22.A1" office:value-type="string">
                              <text:p text:style-name="P47"><text:span text:style-name="T2">□ <text:s/></text:span><text:span text:style-name="T7">PUT</text:span></text:p>
                            </table:table-cell>
                          </table:table-row>
                          <table:table-row table:style-name="TableLine140198738451600">
                            <table:table-cell table:style-name="Table22.A1" office:value-type="string">
                              <text:p text:style-name="P47"><text:span text:style-name="T2">□ <text:s/></text:span><text:span text:style-name="T7">PATCH</text:span></text:p>
                            </table:table-cell>
                            <table:table-cell table:style-name="Table22.A1" office:value-type="string">
                              <text:p text:style-name="P47"><text:span text:style-name="T2">□ <text:s/></text:span><text:span text:style-name="T10">HEAD</text:span></text:p>
                            </table:table-cell>
                            <table:table-cell table:style-name="Table22.A1" office:value-type="string">
                              <text:p text:style-name="P47"><text:span text:style-name="T2">□ <text:s/></text:span><text:span text:style-name="T7">DELETE</text:span></text:p>
                            </table:table-cell>
                          </table:table-row>
                        </table:table>
                        <text:p text:style-name="P40"/>
                      </table:table-cell>
                      <table:covered-table-cell/>
                    </table:table-row>
                  </table:table>
                  <text:p text:style-name="P4"/>
                </table:table-cell>
                <table:covered-table-cell/>
                <table:table-cell table:style-name="Table6.C2" office:value-type="string">
                  <text:p text:style-name="P9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40198855755440">
                      <table:table-cell table:style-name="Table17.A1" table:number-columns-spanned="2" office:value-type="string">
                        <text:p text:style-name="P41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40198855757728">
                            <table:table-cell table:style-name="Table20.A1" table:number-rows-spanned="2" office:value-type="string">
                              <text:p text:style-name="P34"><text:span text:style-name="T2">□ <text:s/></text:span><text:span text:style-name="T9">Application</text:span></text:p>
                            </table:table-cell>
                            <table:table-cell table:style-name="Table20.B1" office:value-type="string">
                              <text:p text:style-name="P34"><text:span text:style-name="T2">□ </text:span><text:span text:style-name="T9">Json</text:span></text:p>
                            </table:table-cell>
                            <table:table-cell table:style-name="Table20.B1" office:value-type="string">
                              <text:p text:style-name="P34"><text:span text:style-name="T2">□ </text:span><text:span text:style-name="T9">Octet</text:span></text:p>
                            </table:table-cell>
                            <table:table-cell table:style-name="Table20.B1" office:value-type="string">
                              <text:p text:style-name="P34"><text:span text:style-name="T2">□ </text:span><text:span text:style-name="T9">Pdf</text:span></text:p>
                            </table:table-cell>
                            <table:table-cell table:style-name="Table20.B1" office:value-type="string">
                              <text:p text:style-name="P34"><text:span text:style-name="T2">□ </text:span><text:span text:style-name="T9">Rtf</text:span></text:p>
                            </table:table-cell>
                          </table:table-row>
                          <table:table-row table:style-name="TableLine140198855758608">
                            <table:covered-table-cell table:style-name="Table20.A1"/>
                            <table:table-cell table:style-name="Table20.B2" office:value-type="string">
                              <text:p text:style-name="P34"><text:span text:style-name="T2">□ </text:span><text:span text:style-name="T9">Soap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Xml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Zip</text:span></text:p>
                            </table:table-cell>
                            <table:table-cell table:style-name="Table20.B2" office:value-type="string">
                              <text:p text:style-name="P34"/>
                            </table:table-cell>
                          </table:table-row>
                          <table:table-row table:style-name="TableLine140198855768352">
                            <table:table-cell table:style-name="Table20.B2" office:value-type="string">
                              <text:p text:style-name="P34"><text:span text:style-name="T2">□ <text:s/></text:span><text:span text:style-name="T9">Image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Gif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Jpeg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Tiff</text:span></text:p>
                            </table:table-cell>
                            <table:table-cell table:style-name="Table20.B2" office:value-type="string">
                              <text:p text:style-name="P34"/>
                            </table:table-cell>
                          </table:table-row>
                          <table:table-row table:style-name="TableLine140198855768992">
                            <table:table-cell table:style-name="Table20.B2" office:value-type="string">
                              <text:p text:style-name="P34"><text:span text:style-name="T2">□ <text:s/></text:span><text:span text:style-name="T9">Text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Html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Plain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Rich Text</text:span></text:p>
                            </table:table-cell>
                            <table:table-cell table:style-name="Table20.B2" office:value-type="string">
                              <text:p text:style-name="P34"><text:span text:style-name="T2">□ </text:span><text:span text:style-name="T9">Xml</text:span></text:p>
                            </table:table-cell>
                          </table:table-row>
                          <table:table-row table:style-name="TableLine140198855769264">
                            <table:table-cell table:style-name="Table20.B2" office:value-type="string">
                              <text:p text:style-name="P16">□ <text:s/></text:p>
                            </table:table-cell>
                            <table:table-cell table:style-name="Table20.B2" table:number-columns-spanned="4" office:value-type="string">
                              <text:p text:style-name="P36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41"/>
                      </table:table-cell>
                      <table:covered-table-cell/>
                    </table:table-row>
                    <table:table-row table:style-name="TableLine140198855779280">
                      <table:table-cell table:style-name="Table17.A2" office:value-type="string">
                        <text:p text:style-name="P38"><text:span text:style-name="T5">□ <text:s/></text:span><text:span text:style-name="T10">DTO</text:span> Type</text:p>
                      </table:table-cell>
                      <table:table-cell table:style-name="Table17.A2" office:value-type="string">
                        <text:p text:style-name="P35"/>
                      </table:table-cell>
                    </table:table-row>
                    <table:table-row table:style-name="TableLine140198855781840">
                      <table:table-cell table:style-name="Table17.A3" table:number-columns-spanned="2" office:value-type="string">
                        <table:table table:name="Table18" table:style-name="Table18">
                          <table:table-column table:style-name="Table18.A" table:number-columns-repeated="3"/>
                          <table:table-row table:style-name="TableLine140198855771344">
                            <table:table-cell table:style-name="Table18.A1" office:value-type="string">
                              <text:p text:style-name="P33"><text:span text:style-name="T2">□ <text:s/></text:span><text:span text:style-name="T3">200 Ok</text:span></text:p>
                            </table:table-cell>
                            <table:table-cell table:style-name="Table18.A1" office:value-type="string">
                              <text:p text:style-name="P33"><text:span text:style-name="T3">□ 400 Bad Re</text:span><text:span text:style-name="T4">quest</text:span></text:p>
                            </table:table-cell>
                            <table:table-cell table:style-name="Table18.A1" office:value-type="string">
                              <text:p text:style-name="P33"><text:span text:style-name="T3">□ 406 Not Ac</text:span><text:span text:style-name="T4">cept</text:span><text:span text:style-name="T7">able</text:span></text:p>
                            </table:table-cell>
                          </table:table-row>
                          <table:table-row table:style-name="TableLine140198855780000">
                            <table:table-cell table:style-name="Table18.A1" office:value-type="string">
                              <text:p text:style-name="P14">□ <text:s/>201 Created</text:p>
                            </table:table-cell>
                            <table:table-cell table:style-name="Table18.A1" office:value-type="string">
                              <text:p text:style-name="P14">□ 401 Unauthorized</text:p>
                            </table:table-cell>
                            <table:table-cell table:style-name="Table18.A1" office:value-type="string">
                              <text:p text:style-name="P14">□ 409 Conflict</text:p>
                            </table:table-cell>
                          </table:table-row>
                          <table:table-row table:style-name="TableLine140198855771888">
                            <table:table-cell table:style-name="Table18.A1" office:value-type="string">
                              <text:p text:style-name="P33"><text:span text:style-name="T3">□ <text:s/>202 </text:span><text:span text:style-name="T4">Accepted</text:span></text:p>
                            </table:table-cell>
                            <table:table-cell table:style-name="Table18.A1" office:value-type="string">
                              <text:p text:style-name="P33"><text:span text:style-name="T3">□ 403 Forbi</text:span><text:span text:style-name="T4">dden</text:span></text:p>
                            </table:table-cell>
                            <table:table-cell table:style-name="Table18.A1" office:value-type="string">
                              <text:p text:style-name="P14">□ </text:p>
                            </table:table-cell>
                          </table:table-row>
                          <table:table-row table:style-name="TableLine140198855755984">
                            <table:table-cell table:style-name="Table18.A1" office:value-type="string">
                              <text:p text:style-name="P14">□ <text:s/>204 NoCon.</text:p>
                            </table:table-cell>
                            <table:table-cell table:style-name="Table18.A1" office:value-type="string">
                              <text:p text:style-name="P33"><text:span text:style-name="T3">□ 404 Not Fo</text:span><text:span text:style-name="T4">und</text:span></text:p>
                            </table:table-cell>
                            <table:table-cell table:style-name="Table18.A1" office:value-type="string">
                              <text:p text:style-name="P14">□ </text:p>
                            </table:table-cell>
                          </table:table-row>
                          <table:table-row table:style-name="TableLine140198855758272">
                            <table:table-cell table:style-name="Table18.A1" office:value-type="string">
                              <text:p text:style-name="P15">□ </text:p>
                            </table:table-cell>
                            <table:table-cell table:style-name="Table18.A1" office:value-type="string">
                              <text:p text:style-name="P15">□ </text:p>
                            </table:table-cell>
                            <table:table-cell table:style-name="Table18.A1" office:value-type="string">
                              <text:p text:style-name="P15">□ </text:p>
                            </table:table-cell>
                          </table:table-row>
                        </table:table>
                        <text:p text:style-name="P5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</table:table>
      <text:p text:style-name="Standard"/>
      <text:p text:style-name="P11"/>
      <table:table table:name="Table12" table:style-name="Table12">
        <table:table-column table:style-name="Table12.A"/>
        <table:table-column table:style-name="Table12.B"/>
        <table:table-row table:style-name="TableLine140198855800544">
          <table:table-cell table:style-name="Table12.A1" office:value-type="string">
            <text:p text:style-name="P53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40198855799808">
                <table:table-cell table:style-name="Table13.A1" office:value-type="string">
                  <text:p text:style-name="P29">□ <text:s/><text:span text:style-name="T24">Unit Tested.</text:span></text:p>
                </table:table-cell>
                <table:table-cell table:style-name="Table13.A1" office:value-type="string">
                  <text:p text:style-name="P29">□ <text:span text:style-name="T24">Acceptable.</text:span></text:p>
                </table:table-cell>
                <table:table-cell table:style-name="Table13.A1" office:value-type="string">
                  <text:p text:style-name="P29">□ <text:span text:style-name="T24">Committed.</text:span></text:p>
                </table:table-cell>
              </table:table-row>
            </table:table>
            <text:p text:style-name="P58"/>
          </table:table-cell>
        </table:table-row>
        <table:table-row table:style-name="Table12.2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Line140198855802976">
                <table:table-cell table:style-name="Table30.A1" office:value-type="string">
                  <text:p text:style-name="P20">□ <text:s/>AllowAnonymous<text:span text:style-name="T13">.</text:span></text:p>
                </table:table-cell>
                <table:table-cell table:style-name="Table30.A1" office:value-type="string">
                  <text:p text:style-name="P20">□ <text:s/><text:span text:style-name="T17">Require Policy:</text:span></text:p>
                </table:table-cell>
                <table:table-cell table:style-name="Table30.C1" office:value-type="string">
                  <table:table table:name="Table32" table:style-name="Table32">
                    <table:table-column table:style-name="Table32.A"/>
                    <table:table-row table:style-name="TableLine140198855805952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3"/>
          </table:table-cell>
          <table:covered-table-cell/>
        </table:table-row>
      </table:table>
      <text:p text:style-name="P67"/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198903719920"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7">Developer</text:p>
          </table:table-cell>
          <table:table-cell table:style-name="Table2.A1" office:value-type="string">
            <text:p text:style-name="P77">Tester</text:p>
          </table:table-cell>
          <table:table-cell table:style-name="Table2.A1" office:value-type="string">
            <text:p text:style-name="P77">Manager</text:p>
          </table:table-cell>
        </table:table-row>
        <table:table-row table:style-name="TableLine140198903251472">
          <table:table-cell table:style-name="Table2.A1" office:value-type="string">
            <text:p text:style-name="P75">Name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</table:table-row>
        <table:table-row table:style-name="TableLine140198904016032">
          <table:table-cell table:style-name="Table2.A1" office:value-type="string">
            <text:p text:style-name="P75">Signature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</table:table-row>
        <table:table-row table:style-name="TableLine140198903507200">
          <table:table-cell table:style-name="Table2.A1" office:value-type="string">
            <text:p text:style-name="P75">Date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44c092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5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2-08-19T01:27:58.509615415</dc:date>
    <meta:editing-duration>PT7H55M3S</meta:editing-duration>
    <meta:editing-cycles>17</meta:editing-cycles>
    <meta:generator>LibreOffice_Vanilla/7.2.5.2$MacOSX_X86_64 LibreOffice_project/499f9727c189e6ef3471021d6132d4c694f357e5</meta:generator>
    <meta:print-date>2022-07-23T11:05:02.609415836</meta:print-date>
    <meta:document-statistic meta:table-count="19" meta:image-count="0" meta:object-count="0" meta:page-count="2" meta:paragraph-count="122" meta:word-count="401" meta:character-count="2168" meta:non-whitespace-character-count="1876"/>
  </office:meta>
</office:document-meta>
</file>